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style:text-underline-style="solid" style:text-underline-width="auto" style:text-underline-color="font-color" fo:font-weight="bold" officeooo:rsid="001fed4f" officeooo:paragraph-rsid="001fed4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ed4f" officeooo:paragraph-rsid="001fed4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fed4f" officeooo:paragraph-rsid="001fed4f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">
      <style:paragraph-properties fo:margin-top="0cm" fo:margin-bottom="0cm" loext:contextual-spacing="false"/>
    </style:style>
    <style:style style:name="P15" style:family="paragraph" style:parent-style-name="Text_20_body" style:list-style-name="L2">
      <style:paragraph-properties fo:margin-top="0cm" fo:margin-bottom="0cm" loext:contextual-spacing="false"/>
    </style:style>
    <style:style style:name="P16" style:family="paragraph" style:parent-style-name="Text_20_body" style:list-style-name="L3">
      <style:paragraph-properties fo:margin-top="0cm" fo:margin-bottom="0cm" loext:contextual-spacing="false"/>
    </style:style>
    <style:style style:name="P17" style:family="paragraph" style:parent-style-name="Text_20_body" style:list-style-name="L4">
      <style:paragraph-properties fo:margin-top="0cm" fo:margin-bottom="0cm" loext:contextual-spacing="false"/>
    </style:style>
    <style:style style:name="P18" style:family="paragraph" style:parent-style-name="Text_20_body" style:list-style-name="L7">
      <style:paragraph-properties fo:margin-top="0cm" fo:margin-bottom="0cm" loext:contextual-spacing="false"/>
    </style:style>
    <style:style style:name="P19" style:family="paragraph" style:parent-style-name="Text_20_body" style:list-style-name="L8">
      <style:paragraph-properties fo:margin-top="0cm" fo:margin-bottom="0cm" loext:contextual-spacing="false"/>
    </style:style>
    <style:style style:name="P20" style:family="paragraph" style:parent-style-name="Text_20_body" style:list-style-name="L9">
      <style:paragraph-properties fo:margin-top="0cm" fo:margin-bottom="0cm" loext:contextual-spacing="false"/>
    </style:style>
    <style:style style:name="P21" style:family="paragraph" style:parent-style-name="Text_20_body" style:list-style-name="L10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 <text:s/>V</text:p>
      <text:p text:style-name="P3"/>
      <text:p text:style-name="P3"/>
      <text:h text:style-name="P1" text:outline-level="3">1. <text:span text:style-name="Strong_20_Emphasis">Prepare for Installation</text:span></text:h>
      <text:p text:style-name="Text_20_body">Before starting the installation process, make sure you have everything ready:</text:p>
      <text:h text:style-name="Heading_20_4" text:outline-level="4">a. <text:span text:style-name="Strong_20_Emphasis">System Requirements</text:span></text:h>
      <text:p text:style-name="Text_20_body">Ensure your computer meets the minimum system requirements for Windows 10:</text:p>
      <text:list xml:id="list3221170874" text:style-name="L1">
        <text:list-item>
          <text:p text:style-name="P14"><text:span text:style-name="Strong_20_Emphasis">Processor:</text:span> 1 GHz or faster with at least 2 cores.</text:p>
        </text:list-item>
        <text:list-item>
          <text:p text:style-name="P14"><text:span text:style-name="Strong_20_Emphasis">RAM:</text:span> 1 GB (32-bit) or 2 GB (64-bit).</text:p>
        </text:list-item>
        <text:list-item>
          <text:p text:style-name="P14"><text:span text:style-name="Strong_20_Emphasis">Hard Drive Space:</text:span> 32 GB or more.</text:p>
        </text:list-item>
        <text:list-item>
          <text:p text:style-name="P14"><text:span text:style-name="Strong_20_Emphasis">Graphics Card:</text:span> DirectX 9 or later with WDDM 1.0 driver.</text:p>
        </text:list-item>
        <text:list-item>
          <text:p text:style-name="P4"><text:span text:style-name="Strong_20_Emphasis">Display:</text:span> 800x600 resolution or higher.</text:p>
        </text:list-item>
      </text:list>
      <text:h text:style-name="Heading_20_4" text:outline-level="4">b. <text:span text:style-name="Strong_20_Emphasis">Backup Your Data</text:span></text:h>
      <text:p text:style-name="Text_20_body">Ensure you back up all important files and data to avoid losing anything during the installation process. Use an external hard drive, cloud storage, or USB drive for backups.</text:p>
      <text:h text:style-name="Heading_20_4" text:outline-level="4">c. <text:span text:style-name="Strong_20_Emphasis">Create a Windows 10 Installation Media</text:span></text:h>
      <text:p text:style-name="Text_20_body">You’ll need to have a bootable USB drive or DVD with the Windows 10 installation files. To create this, you can use the <text:span text:style-name="Strong_20_Emphasis">Windows Media Creation Tool</text:span>:</text:p>
      <text:list xml:id="list3125592548" text:style-name="L2">
        <text:list-item>
          <text:p text:style-name="P15">Go to the <text:a xlink:type="simple" xlink:href="https://www.microsoft.com/en-us/software-download/windows10" office:target-frame-name="_new" xlink:show="replace" text:style-name="Internet_20_link" text:visited-style-name="Visited_20_Internet_20_Link">Microsoft website</text:a> and download the <text:span text:style-name="Strong_20_Emphasis">Windows 10 Media Creation Tool</text:span>.</text:p>
        </text:list-item>
        <text:list-item>
          <text:p text:style-name="P15">Open the tool and select <text:span text:style-name="Strong_20_Emphasis">Create installation media</text:span> (USB flash drive, DVD, or ISO file) for another PC.</text:p>
        </text:list-item>
        <text:list-item>
          <text:p text:style-name="P15">Choose your language, edition, and architecture (32-bit or 64-bit).</text:p>
        </text:list-item>
        <text:list-item>
          <text:p text:style-name="P5">Select <text:span text:style-name="Strong_20_Emphasis">USB flash drive</text:span> (make sure the USB is at least 8 GB) and follow the instructions to create the bootable USB.</text:p>
        </text:list-item>
      </text:list>
      <text:p text:style-name="Text_20_body">Alternatively, if you’re using a DVD, select the ISO file option and burn it to the DVD using software like <text:span text:style-name="Strong_20_Emphasis">ImgBurn</text:span>.</text:p>
      <text:h text:style-name="Heading_20_3" text:outline-level="3">2. <text:span text:style-name="Strong_20_Emphasis">Boot from the Installation Media</text:span></text:h>
      <text:p text:style-name="Text_20_body">Now, insert the USB drive or DVD into your computer and restart it. You need to boot from this media, not from your existing operating system. Here's how to do it:</text:p>
      <text:h text:style-name="Heading_20_4" text:outline-level="4">a. <text:span text:style-name="Strong_20_Emphasis">Enter the BIOS/UEFI Settings</text:span></text:h>
      <text:p text:style-name="Text_20_body">To access the BIOS or UEFI, restart your PC and immediately press the BIOS access key (usually <text:span text:style-name="Strong_20_Emphasis">F2</text:span>, <text:span text:style-name="Strong_20_Emphasis">F10</text:span>, <text:span text:style-name="Strong_20_Emphasis">DEL</text:span>, or <text:span text:style-name="Strong_20_Emphasis">ESC</text:span> depending on your computer's brand).</text:p>
      <text:h text:style-name="Heading_20_4" text:outline-level="4">b. <text:span text:style-name="Strong_20_Emphasis">Change Boot Order</text:span></text:h>
      <text:p text:style-name="Text_20_body">Once in the BIOS/UEFI menu:</text:p>
      <text:list xml:id="list4293528399" text:style-name="L3">
        <text:list-item>
          <text:p text:style-name="P16"><text:soft-page-break/>Find the <text:span text:style-name="Strong_20_Emphasis">Boot</text:span> section.</text:p>
        </text:list-item>
        <text:list-item>
          <text:p text:style-name="P16">Set the <text:span text:style-name="Strong_20_Emphasis">USB drive</text:span> (or DVD drive, depending on your installation media) as the <text:span text:style-name="Strong_20_Emphasis">first boot device</text:span>.</text:p>
        </text:list-item>
        <text:list-item>
          <text:p text:style-name="P6">Save and exit the BIOS settings (usually by pressing <text:span text:style-name="Strong_20_Emphasis">F10</text:span> and confirming).</text:p>
        </text:list-item>
      </text:list>
      <text:p text:style-name="Text_20_body">Your computer will restart and boot from the installation media.</text:p>
      <text:h text:style-name="Heading_20_3" text:outline-level="3">3. <text:span text:style-name="Strong_20_Emphasis">Start the Windows 10 Installation</text:span></text:h>
      <text:p text:style-name="Text_20_body">After booting from the installation media, you will see the <text:span text:style-name="Strong_20_Emphasis">Windows Setup</text:span> screen. Here are the steps:</text:p>
      <text:h text:style-name="Heading_20_4" text:outline-level="4">a. <text:span text:style-name="Strong_20_Emphasis">Select Language, Time, and Keyboard Preferences</text:span></text:h>
      <text:p text:style-name="Text_20_body">On the first screen:</text:p>
      <text:list xml:id="list2840669496" text:style-name="L4">
        <text:list-item>
          <text:p text:style-name="P17">Choose your preferred <text:span text:style-name="Strong_20_Emphasis">language</text:span> (English, for example).</text:p>
        </text:list-item>
        <text:list-item>
          <text:p text:style-name="P17">Select the <text:span text:style-name="Strong_20_Emphasis">time and currency format</text:span> (usually “English (United States)”).</text:p>
        </text:list-item>
        <text:list-item>
          <text:p text:style-name="P7">Choose your <text:span text:style-name="Strong_20_Emphasis">keyboard or input method</text:span> (most likely “US”).</text:p>
        </text:list-item>
      </text:list>
      <text:p text:style-name="Text_20_body">Click <text:span text:style-name="Strong_20_Emphasis">Next</text:span>.</text:p>
      <text:h text:style-name="Heading_20_4" text:outline-level="4">b. <text:span text:style-name="Strong_20_Emphasis">Click Install Now</text:span></text:h>
      <text:p text:style-name="Text_20_body">Click on the <text:span text:style-name="Strong_20_Emphasis">Install Now</text:span> button to begin the installation process.</text:p>
      <text:h text:style-name="Heading_20_4" text:outline-level="4">c. <text:span text:style-name="Strong_20_Emphasis">Enter Product Key (if required)</text:span></text:h>
      <text:p text:style-name="Text_20_body">You may be asked to enter a <text:span text:style-name="Strong_20_Emphasis">Windows 10 product key</text:span>. If you have one, enter it now. If you don’t have one yet, you can select <text:span text:style-name="Strong_20_Emphasis">I don’t have a product key</text:span> and proceed. If you do not enter a key, Windows will install, and you will need to activate it later.</text:p>
      <text:h text:style-name="Heading_20_4" text:outline-level="4">d. <text:span text:style-name="Strong_20_Emphasis">Select the Edition of Windows 10</text:span></text:h>
      <text:p text:style-name="Text_20_body">If prompted, choose the Windows 10 edition that matches your license. For most users, it will be <text:span text:style-name="Strong_20_Emphasis">Windows 10 Home</text:span> or <text:span text:style-name="Strong_20_Emphasis">Windows 10 Pro</text:span>.</text:p>
      <text:p text:style-name="Text_20_body">Click <text:span text:style-name="Strong_20_Emphasis">Next</text:span>.</text:p>
      <text:h text:style-name="Heading_20_4" text:outline-level="4">e. <text:span text:style-name="Strong_20_Emphasis">Accept the License Terms</text:span></text:h>
      <text:p text:style-name="Text_20_body">Read the <text:span text:style-name="Strong_20_Emphasis">End User License Agreement</text:span> (EULA) and check the box to accept the terms. Then, click <text:span text:style-name="Strong_20_Emphasis">Next</text:span>.</text:p>
      <text:h text:style-name="Heading_20_3" text:outline-level="3">4. <text:span text:style-name="Strong_20_Emphasis">Choose the Installation Type</text:span></text:h>
      <text:p text:style-name="Text_20_body">There are two types of installations:</text:p>
      <text:h text:style-name="Heading_20_4" text:outline-level="4">a. <text:span text:style-name="Strong_20_Emphasis">Upgrade (for existing installations)</text:span></text:h>
      <text:list xml:id="list1678026503" text:style-name="L5">
        <text:list-item>
          <text:p text:style-name="P8">Choose this if you’re upgrading from a previous version of Windows and want to keep your files, apps, and settings.</text:p>
        </text:list-item>
      </text:list>
      <text:h text:style-name="Heading_20_4" text:outline-level="4"><text:soft-page-break/>b. <text:span text:style-name="Strong_20_Emphasis">Custom Installation (Clean Install)</text:span></text:h>
      <text:list xml:id="list858179886" text:style-name="L6">
        <text:list-item>
          <text:p text:style-name="P9">Choose <text:span text:style-name="Strong_20_Emphasis">Custom</text:span> if you want to perform a clean installation, wiping your drive and installing a fresh copy of Windows 10.</text:p>
        </text:list-item>
      </text:list>
      <text:p text:style-name="Text_20_body">For most people, especially if you are starting fresh or want to format the hard drive, select <text:span text:style-name="Strong_20_Emphasis">Custom</text:span>.</text:p>
      <text:h text:style-name="Heading_20_3" text:outline-level="3">5. <text:span text:style-name="Strong_20_Emphasis">Select Where to Install Windows 10</text:span></text:h>
      <text:p text:style-name="Text_20_body">The next step is to select the partition or drive where you want to install Windows 10. Here’s how to handle it:</text:p>
      <text:h text:style-name="Heading_20_4" text:outline-level="4">a. <text:span text:style-name="Strong_20_Emphasis">Partition Setup (For a Clean Installation)</text:span></text:h>
      <text:list xml:id="list2696935458" text:style-name="L7">
        <text:list-item>
          <text:p text:style-name="P18"><text:span text:style-name="Strong_20_Emphasis">If you are upgrading</text:span>, the system will automatically choose the drive.</text:p>
        </text:list-item>
        <text:list-item>
          <text:p text:style-name="P18"><text:span text:style-name="Strong_20_Emphasis">If you want to format your drive</text:span> (wipe everything):</text:p>
          <text:list>
            <text:list-item>
              <text:p text:style-name="P18">Select the partition where you want to install Windows.</text:p>
            </text:list-item>
            <text:list-item>
              <text:p text:style-name="P18">Click on <text:span text:style-name="Strong_20_Emphasis">Delete</text:span> to remove any previous data.</text:p>
            </text:list-item>
            <text:list-item>
              <text:p text:style-name="P10">Choose the <text:span text:style-name="Strong_20_Emphasis">unallocated space</text:span> and click <text:span text:style-name="Strong_20_Emphasis">Next</text:span>. Windows will automatically create the necessary partitions.</text:p>
            </text:list-item>
          </text:list>
        </text:list-item>
      </text:list>
      <text:p text:style-name="Text_20_body">If you are installing Windows on an entirely new hard drive, make sure the drive is empty, or you can delete existing partitions.</text:p>
      <text:h text:style-name="Heading_20_4" text:outline-level="4">b. <text:span text:style-name="Strong_20_Emphasis">Choosing a Drive/Partition</text:span></text:h>
      <text:p text:style-name="Text_20_body">Select the <text:span text:style-name="Strong_20_Emphasis">primary partition</text:span> and click <text:span text:style-name="Strong_20_Emphasis">Next</text:span>. Windows will start installing.</text:p>
      <text:h text:style-name="Heading_20_3" text:outline-level="3">6. <text:span text:style-name="Strong_20_Emphasis">Installation Process</text:span></text:h>
      <text:p text:style-name="Text_20_body">The installation will proceed with several steps:</text:p>
      <text:list xml:id="list2710676364" text:style-name="L8">
        <text:list-item>
          <text:p text:style-name="P19"><text:span text:style-name="Strong_20_Emphasis">Copying Windows Files</text:span>: This step will copy necessary files from the installation media to the computer.</text:p>
        </text:list-item>
        <text:list-item>
          <text:p text:style-name="P19"><text:span text:style-name="Strong_20_Emphasis">Installing Features and Updates</text:span>: It will then install essential features and updates.</text:p>
        </text:list-item>
        <text:list-item>
          <text:p text:style-name="P11"><text:span text:style-name="Strong_20_Emphasis">Finalizing Installation</text:span>: The system will configure settings and prepare your system for use.</text:p>
        </text:list-item>
      </text:list>
      <text:p text:style-name="Text_20_body">During this process, your computer may restart several times. You may see the Windows logo, loading screens, or progress bars.</text:p>
      <text:h text:style-name="Heading_20_3" text:outline-level="3">7. <text:span text:style-name="Strong_20_Emphasis">Set Up Windows 10</text:span></text:h>
      <text:p text:style-name="Text_20_body">After the installation is complete, Windows will take you through the setup process.</text:p>
      <text:h text:style-name="Heading_20_4" text:outline-level="4">a. <text:span text:style-name="Strong_20_Emphasis">Personalize Your Settings</text:span></text:h>
      <text:list xml:id="list3942472071" text:style-name="L9">
        <text:list-item>
          <text:p text:style-name="P20">You will be asked to select your <text:span text:style-name="Strong_20_Emphasis">region</text:span> and <text:span text:style-name="Strong_20_Emphasis">keyboard layout</text:span>.</text:p>
        </text:list-item>
        <text:list-item>
          <text:p text:style-name="P12">Choose <text:span text:style-name="Strong_20_Emphasis">Custom settings</text:span> or <text:span text:style-name="Strong_20_Emphasis">Express settings</text:span> (default settings like privacy and location).</text:p>
        </text:list-item>
      </text:list>
      <text:h text:style-name="Heading_20_4" text:outline-level="4"><text:soft-page-break/>b. <text:span text:style-name="Strong_20_Emphasis">Sign in to Microsoft Account</text:span></text:h>
      <text:p text:style-name="Text_20_body">You can either sign in with a <text:span text:style-name="Strong_20_Emphasis">Microsoft account</text:span> or create a local account. Signing in with a Microsoft account allows syncing across devices and access to online features.</text:p>
      <text:h text:style-name="Heading_20_4" text:outline-level="4">c. <text:span text:style-name="Strong_20_Emphasis">Create a Password</text:span></text:h>
      <text:p text:style-name="Text_20_body">If you choose a Microsoft account, it will ask for a password (and optionally, a PIN for easier sign-in). If you're using a local account, you'll be prompted to create a password.</text:p>
      <text:h text:style-name="Heading_20_4" text:outline-level="4">d. <text:span text:style-name="Strong_20_Emphasis">Set Privacy Settings</text:span></text:h>
      <text:p text:style-name="Text_20_body">Windows will ask for your permission to use location, diagnostic data, etc. You can configure these settings as per your preference.</text:p>
      <text:h text:style-name="Heading_20_4" text:outline-level="4">e. <text:span text:style-name="Strong_20_Emphasis">Activate Windows</text:span></text:h>
      <text:p text:style-name="Text_20_body">If you didn’t enter a product key earlier, Windows will ask you to activate it now. If you already entered it, this step will be completed automatically.</text:p>
      <text:h text:style-name="Heading_20_3" text:outline-level="3">8. <text:span text:style-name="Strong_20_Emphasis">Install Drivers &amp; Updates</text:span></text:h>
      <text:p text:style-name="Text_20_body">Once Windows 10 is installed, make sure to:</text:p>
      <text:list xml:id="list4180401254" text:style-name="L10">
        <text:list-item>
          <text:p text:style-name="P13"><text:span text:style-name="Strong_20_Emphasis">Check for Updates</text:span>:</text:p>
          <text:list>
            <text:list-item>
              <text:p text:style-name="P21">Go to <text:span text:style-name="Strong_20_Emphasis">Settings &gt; Update &amp; Security &gt; Windows Update</text:span> and check for the latest updates.</text:p>
            </text:list-item>
            <text:list-item>
              <text:p text:style-name="P21">Download and install all the available updates.</text:p>
            </text:list-item>
          </text:list>
        </text:list-item>
        <text:list-item>
          <text:p text:style-name="P13"><text:span text:style-name="Strong_20_Emphasis">Install Device Drivers</text:span>:</text:p>
          <text:list>
            <text:list-item>
              <text:p text:style-name="P21">Windows 10 will automatically try to install the necessary drivers, but you might need to manually install certain drivers for your graphics card, Wi-Fi, or other devices.</text:p>
            </text:list-item>
            <text:list-item>
              <text:p text:style-name="P13">Visit the manufacturer’s website for drivers if needed.</text:p>
            </text:list-item>
          </text:list>
        </text:list-item>
      </text:list>
      <text:h text:style-name="Heading_20_3" text:outline-level="3">9. <text:span text:style-name="Strong_20_Emphasis">Install Additional Software</text:span></text:h>
      <text:p text:style-name="Text_20_body">Now that Windows 10 is running, you can install software programs (browsers, office suites, media players, etc.) and restore your files from backup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3T13:18:25.341945059</meta:creation-date>
    <dc:date>2025-02-13T13:21:09.242838281</dc:date>
    <meta:editing-duration>PT2M44S</meta:editing-duration>
    <meta:editing-cycles>1</meta:editing-cycles>
    <meta:document-statistic meta:table-count="0" meta:image-count="0" meta:object-count="0" meta:page-count="4" meta:paragraph-count="93" meta:word-count="1118" meta:character-count="6451" meta:non-whitespace-character-count="5458"/>
    <meta:generator>LibreOffice/6.4.7.2$Linux_X86_64 LibreOffice_project/40$Build-2</meta:generator>
  </office:meta>
</office:document-meta>
</file>